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30000008DB643D2C7360249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1"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6.921cm" fo:margin-left="0.092cm" table:align="left" style:may-break-between-rows="false"/>
    </style:style>
    <style:style style:name="Tabla2.A" style:family="table-column">
      <style:table-column-properties style:column-width="3.512cm"/>
    </style:style>
    <style:style style:name="Tabla2.B" style:family="table-column">
      <style:table-column-properties style:column-width="13.409cm"/>
    </style:style>
    <style:style style:name="Tabla2.A1" style:family="table-cell">
      <style:table-cell-properties fo:padding="0.101cm" fo:border="none"/>
    </style:style>
    <style:style style:name="P1" style:family="paragraph" style:parent-style-name="Standard">
      <style:text-properties fo:font-size="16pt" officeooo:rsid="00161eec" officeooo:paragraph-rsid="00661cfa" style:font-size-asian="16pt" style:font-size-complex="16pt"/>
    </style:style>
    <style:style style:name="P2" style:family="paragraph" style:parent-style-name="Standard">
      <style:text-properties officeooo:paragraph-rsid="0067ade1"/>
    </style:style>
    <style:style style:name="P3" style:family="paragraph" style:parent-style-name="Standard">
      <style:text-properties officeooo:paragraph-rsid="006d8f4f"/>
    </style:style>
    <style:style style:name="P4" style:family="paragraph" style:parent-style-name="Standard">
      <style:text-properties officeooo:paragraph-rsid="00711c63"/>
    </style:style>
    <style:style style:name="P5" style:family="paragraph" style:parent-style-name="Standard">
      <style:text-properties officeooo:paragraph-rsid="007225a6"/>
    </style:style>
    <style:style style:name="P6" style:family="paragraph" style:parent-style-name="Standard">
      <style:text-properties officeooo:rsid="00725b57" officeooo:paragraph-rsid="00725b57"/>
    </style:style>
    <style:style style:name="P7" style:family="paragraph" style:parent-style-name="Standard">
      <style:text-properties officeooo:rsid="00730c03" officeooo:paragraph-rsid="00730c03"/>
    </style:style>
    <style:style style:name="P8" style:family="paragraph" style:parent-style-name="Standard">
      <style:text-properties officeooo:paragraph-rsid="00769bfe"/>
    </style:style>
    <style:style style:name="P9" style:family="paragraph" style:parent-style-name="Standard">
      <style:text-properties officeooo:rsid="00769bfe" officeooo:paragraph-rsid="00769bfe"/>
    </style:style>
    <style:style style:name="P10" style:family="paragraph" style:parent-style-name="Standard">
      <style:text-properties officeooo:rsid="0077ac05" officeooo:paragraph-rsid="0077ac05"/>
    </style:style>
    <style:style style:name="P11" style:family="paragraph" style:parent-style-name="Standard">
      <style:text-properties officeooo:rsid="007fa264" officeooo:paragraph-rsid="007fa264"/>
    </style:style>
    <style:style style:name="P12" style:family="paragraph" style:parent-style-name="Standard">
      <style:text-properties officeooo:paragraph-rsid="00884dbb"/>
    </style:style>
    <style:style style:name="P13" style:family="paragraph" style:parent-style-name="Standard">
      <style:text-properties officeooo:rsid="00884dbb" officeooo:paragraph-rsid="00884dbb"/>
    </style:style>
    <style:style style:name="P14" style:family="paragraph" style:parent-style-name="Standard">
      <style:text-properties officeooo:rsid="00888fb8" officeooo:paragraph-rsid="00888fb8"/>
    </style:style>
    <style:style style:name="P15" style:family="paragraph" style:parent-style-name="Standard">
      <style:text-properties officeooo:rsid="008d11af" officeooo:paragraph-rsid="008d11af"/>
    </style:style>
    <style:style style:name="P16" style:family="paragraph" style:parent-style-name="Standard">
      <style:text-properties officeooo:rsid="008f0c52" officeooo:paragraph-rsid="008f0c52"/>
    </style:style>
    <style:style style:name="P17" style:family="paragraph" style:parent-style-name="Standard">
      <style:text-properties officeooo:paragraph-rsid="0093ca93"/>
    </style:style>
    <style:style style:name="P18" style:family="paragraph" style:parent-style-name="Standard">
      <style:text-properties officeooo:rsid="0093ca93" officeooo:paragraph-rsid="0093ca93"/>
    </style:style>
    <style:style style:name="P19" style:family="paragraph" style:parent-style-name="Standard">
      <style:text-properties officeooo:rsid="00949376" officeooo:paragraph-rsid="00949376"/>
    </style:style>
    <style:style style:name="P20" style:family="paragraph" style:parent-style-name="Standard">
      <style:text-properties officeooo:rsid="009c4c52" officeooo:paragraph-rsid="00a370dc"/>
    </style:style>
    <style:style style:name="P21" style:family="paragraph" style:parent-style-name="Standard">
      <style:text-properties officeooo:rsid="009dda5b" officeooo:paragraph-rsid="00a370dc"/>
    </style:style>
    <style:style style:name="P22" style:family="paragraph" style:parent-style-name="Standard">
      <style:text-properties officeooo:paragraph-rsid="00a370dc"/>
    </style:style>
    <style:style style:name="P23" style:family="paragraph" style:parent-style-name="Standard">
      <style:text-properties officeooo:rsid="00954b3e" officeooo:paragraph-rsid="00a370dc"/>
    </style:style>
    <style:style style:name="P24" style:family="paragraph" style:parent-style-name="Standard">
      <style:text-properties officeooo:rsid="008a7514" officeooo:paragraph-rsid="00a370dc"/>
    </style:style>
    <style:style style:name="P25" style:family="paragraph" style:parent-style-name="Standard">
      <style:text-properties officeooo:rsid="00a3c3c9" officeooo:paragraph-rsid="00a3c3c9"/>
    </style:style>
    <style:style style:name="P26" style:family="paragraph" style:parent-style-name="Standard">
      <style:text-properties officeooo:rsid="00ac2ff9" officeooo:paragraph-rsid="00ac2ff9"/>
    </style:style>
    <style:style style:name="P27" style:family="paragraph" style:parent-style-name="Text_20_body">
      <style:text-properties fo:font-size="10pt" officeooo:rsid="00215314" officeooo:paragraph-rsid="0067ade1" style:font-size-asian="10pt" style:font-size-complex="10pt"/>
    </style:style>
    <style:style style:name="P28" style:family="paragraph" style:parent-style-name="Text_20_body">
      <style:text-properties fo:font-size="10pt" officeooo:paragraph-rsid="0067ade1" style:font-size-asian="10pt" style:font-size-complex="10pt"/>
    </style:style>
    <style:style style:name="P29" style:family="paragraph" style:parent-style-name="Table_20_Contents">
      <style:text-properties officeooo:paragraph-rsid="0067ade1"/>
    </style:style>
    <style:style style:name="P30" style:family="paragraph" style:parent-style-name="Código">
      <style:text-properties officeooo:rsid="0073cd6c" officeooo:paragraph-rsid="00769bfe"/>
    </style:style>
    <style:style style:name="P31" style:family="paragraph" style:parent-style-name="Código">
      <style:text-properties officeooo:rsid="00730c03" officeooo:paragraph-rsid="00769bfe"/>
    </style:style>
    <style:style style:name="P32" style:family="paragraph" style:parent-style-name="Código">
      <style:text-properties officeooo:paragraph-rsid="00769bfe"/>
    </style:style>
    <style:style style:name="P33" style:family="paragraph" style:parent-style-name="Código">
      <style:text-properties officeooo:paragraph-rsid="00854d19"/>
    </style:style>
    <style:style style:name="P34" style:family="paragraph" style:parent-style-name="Código">
      <style:text-properties officeooo:paragraph-rsid="00888fb8"/>
    </style:style>
    <style:style style:name="P35" style:family="paragraph" style:parent-style-name="Código">
      <style:text-properties officeooo:paragraph-rsid="008d11af"/>
    </style:style>
    <style:style style:name="P36" style:family="paragraph" style:parent-style-name="Código">
      <style:text-properties officeooo:paragraph-rsid="008f0c52"/>
    </style:style>
    <style:style style:name="P37" style:family="paragraph" style:parent-style-name="Código">
      <style:text-properties officeooo:rsid="008d11af" officeooo:paragraph-rsid="008f0c52"/>
    </style:style>
    <style:style style:name="P38" style:family="paragraph" style:parent-style-name="Código">
      <style:text-properties officeooo:paragraph-rsid="00949376"/>
    </style:style>
    <style:style style:name="P39" style:family="paragraph" style:parent-style-name="Código">
      <style:text-properties officeooo:rsid="009a615d" officeooo:paragraph-rsid="00a370dc"/>
    </style:style>
    <style:style style:name="P40" style:family="paragraph" style:parent-style-name="Código">
      <style:text-properties officeooo:rsid="00954b3e" officeooo:paragraph-rsid="00a370dc"/>
    </style:style>
    <style:style style:name="P41" style:family="paragraph" style:parent-style-name="Código">
      <style:text-properties officeooo:paragraph-rsid="00a370dc"/>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Heading_20_3">
      <style:text-properties officeooo:rsid="00954b3e" officeooo:paragraph-rsid="00a370dc"/>
    </style:style>
    <style:style style:name="P44" style:family="paragraph" style:parent-style-name="Heading_20_3">
      <style:text-properties officeooo:rsid="008a7514" officeooo:paragraph-rsid="005ee661"/>
    </style:style>
    <style:style style:name="P45" style:family="paragraph" style:parent-style-name="Heading_20_3">
      <style:text-properties officeooo:rsid="00849140" officeooo:paragraph-rsid="00849140"/>
    </style:style>
    <style:style style:name="P46" style:family="paragraph" style:parent-style-name="Heading_20_3">
      <style:text-properties officeooo:rsid="0078d5a9" officeooo:paragraph-rsid="005ee661"/>
    </style:style>
    <style:style style:name="P47" style:family="paragraph" style:parent-style-name="Standard" style:list-style-name="L1">
      <style:text-properties officeooo:paragraph-rsid="006d8f4f"/>
    </style:style>
    <style:style style:name="P48" style:family="paragraph" style:parent-style-name="Standard" style:list-style-name="L3">
      <style:text-properties officeooo:paragraph-rsid="00a370dc"/>
    </style:style>
    <style:style style:name="P49" style:family="paragraph" style:parent-style-name="Standard" style:list-style-name="L3">
      <style:text-properties officeooo:rsid="009dda5b" officeooo:paragraph-rsid="00a370dc"/>
    </style:style>
    <style:style style:name="P50" style:family="paragraph" style:parent-style-name="Standard" style:list-style-name="L3">
      <style:text-properties officeooo:rsid="00a111a9" officeooo:paragraph-rsid="00a370dc"/>
    </style:style>
    <style:style style:name="P51" style:family="paragraph" style:parent-style-name="Standard" style:list-style-name="L4">
      <style:text-properties officeooo:rsid="00725b57" officeooo:paragraph-rsid="00725b57"/>
    </style:style>
    <style:style style:name="P52" style:family="paragraph" style:parent-style-name="Standard" style:list-style-name="L4">
      <style:text-properties officeooo:rsid="00725b57" officeooo:paragraph-rsid="00787ab5"/>
    </style:style>
    <style:style style:name="P53" style:family="paragraph" style:parent-style-name="Standard" style:list-style-name="L4">
      <style:text-properties officeooo:rsid="00730c03" officeooo:paragraph-rsid="00730c03"/>
    </style:style>
    <style:style style:name="P54" style:family="paragraph" style:parent-style-name="Standard" style:list-style-name="L4">
      <style:text-properties officeooo:rsid="00769bfe" officeooo:paragraph-rsid="00769bfe"/>
    </style:style>
    <style:style style:name="P55" style:family="paragraph" style:parent-style-name="Standard" style:list-style-name="L5">
      <style:text-properties officeooo:rsid="0093ca93" officeooo:paragraph-rsid="0093ca93"/>
    </style:style>
    <style:style style:name="P56" style:family="paragraph" style:parent-style-name="Standard" style:list-style-name="L6">
      <style:text-properties officeooo:rsid="008f0c52" officeooo:paragraph-rsid="008f0c52"/>
    </style:style>
    <style:style style:name="P57" style:family="paragraph" style:parent-style-name="Standard" style:list-style-name="L7"/>
    <style:style style:name="P58" style:family="paragraph" style:parent-style-name="Standard" style:list-style-name="L7">
      <style:text-properties officeooo:paragraph-rsid="00af16b1"/>
    </style:style>
    <style:style style:name="P59" style:family="paragraph" style:parent-style-name="Standard" style:list-style-name="L7">
      <style:text-properties officeooo:rsid="00a943be" officeooo:paragraph-rsid="00a98722"/>
    </style:style>
    <style:style style:name="P60" style:family="paragraph" style:parent-style-name="Standard">
      <style:text-properties fo:font-style="normal" officeooo:rsid="0083d5a2" officeooo:paragraph-rsid="006d8f4f" style:font-style-asian="normal" style:font-style-complex="normal"/>
    </style:style>
    <style:style style:name="T1" style:family="text">
      <style:text-properties officeooo:rsid="0018a748"/>
    </style:style>
    <style:style style:name="T2" style:family="text">
      <style:text-properties fo:font-style="italic" style:font-style-asian="italic" style:font-style-complex="italic"/>
    </style:style>
    <style:style style:name="T3" style:family="text">
      <style:text-properties fo:font-style="italic" officeooo:rsid="006d27ea" style:font-style-asian="italic" style:font-style-complex="italic"/>
    </style:style>
    <style:style style:name="T4" style:family="text">
      <style:text-properties fo:font-style="italic" officeooo:rsid="006f263d" style:font-style-asian="italic" style:font-style-complex="italic"/>
    </style:style>
    <style:style style:name="T5" style:family="text">
      <style:text-properties fo:font-style="italic" officeooo:rsid="00711c63" style:font-style-asian="italic" style:font-style-complex="italic"/>
    </style:style>
    <style:style style:name="T6" style:family="text">
      <style:text-properties fo:font-style="italic" officeooo:rsid="00823d3f" style:font-style-asian="italic" style:font-style-complex="italic"/>
    </style:style>
    <style:style style:name="T7" style:family="text">
      <style:text-properties fo:font-style="italic" officeooo:rsid="008748e3" style:font-style-asian="italic" style:font-style-complex="italic"/>
    </style:style>
    <style:style style:name="T8" style:family="text">
      <style:text-properties fo:font-style="italic" officeooo:rsid="00922b8c" style:font-style-asian="italic" style:font-style-complex="italic"/>
    </style:style>
    <style:style style:name="T9" style:family="text">
      <style:text-properties fo:font-style="italic" officeooo:rsid="0097fde4" style:font-style-asian="italic" style:font-style-complex="italic"/>
    </style:style>
    <style:style style:name="T10" style:family="text">
      <style:text-properties fo:font-style="italic" officeooo:rsid="009dda5b" style:font-style-asian="italic" style:font-style-complex="italic"/>
    </style:style>
    <style:style style:name="T11" style:family="text">
      <style:text-properties fo:font-style="italic" officeooo:rsid="009fad3e" style:font-style-asian="italic" style:font-style-complex="italic"/>
    </style:style>
    <style:style style:name="T12" style:family="text">
      <style:text-properties officeooo:rsid="00615bc1"/>
    </style:style>
    <style:style style:name="T13" style:family="text">
      <style:text-properties officeooo:rsid="002520fe"/>
    </style:style>
    <style:style style:name="T14" style:family="text">
      <style:text-properties officeooo:rsid="0011a93d"/>
    </style:style>
    <style:style style:name="T15" style:family="text">
      <style:text-properties officeooo:rsid="00215314"/>
    </style:style>
    <style:style style:name="T16" style:family="text">
      <style:text-properties officeooo:rsid="006be18a"/>
    </style:style>
    <style:style style:name="T17" style:family="text">
      <style:text-properties officeooo:rsid="006d27ea"/>
    </style:style>
    <style:style style:name="T18" style:family="text">
      <style:text-properties fo:font-style="normal" officeooo:rsid="006f263d" style:font-style-asian="normal" style:font-style-complex="normal"/>
    </style:style>
    <style:style style:name="T19" style:family="text">
      <style:text-properties fo:font-style="normal" officeooo:rsid="006d27ea" style:font-style-asian="normal" style:font-style-complex="normal"/>
    </style:style>
    <style:style style:name="T20" style:family="text">
      <style:text-properties fo:font-style="normal" officeooo:rsid="00711c63" style:font-style-asian="normal" style:font-style-complex="normal"/>
    </style:style>
    <style:style style:name="T21" style:family="text">
      <style:text-properties fo:font-style="normal" officeooo:rsid="00823d3f" style:font-style-asian="normal" style:font-style-complex="normal"/>
    </style:style>
    <style:style style:name="T22" style:family="text">
      <style:text-properties officeooo:rsid="006d8f4f"/>
    </style:style>
    <style:style style:name="T23" style:family="text">
      <style:text-properties officeooo:rsid="006f263d"/>
    </style:style>
    <style:style style:name="T24" style:family="text">
      <style:text-properties officeooo:rsid="007225a6"/>
    </style:style>
    <style:style style:name="T25" style:family="text">
      <style:text-properties officeooo:rsid="00730c03"/>
    </style:style>
    <style:style style:name="T26" style:family="text">
      <style:text-properties officeooo:rsid="0073cd6c"/>
    </style:style>
    <style:style style:name="T27" style:family="text">
      <style:text-properties officeooo:rsid="0075b29d"/>
    </style:style>
    <style:style style:name="T28" style:family="text">
      <style:text-properties officeooo:rsid="00769bfe"/>
    </style:style>
    <style:style style:name="T29" style:family="text">
      <style:text-properties officeooo:rsid="0077ac05"/>
    </style:style>
    <style:style style:name="T30" style:family="text">
      <style:text-properties officeooo:rsid="00787ab5"/>
    </style:style>
    <style:style style:name="T31" style:family="text">
      <style:text-properties officeooo:rsid="0079f726"/>
    </style:style>
    <style:style style:name="T32" style:family="text">
      <style:text-properties officeooo:rsid="00849140"/>
    </style:style>
    <style:style style:name="T33" style:family="text">
      <style:text-properties officeooo:rsid="0085163a"/>
    </style:style>
    <style:style style:name="T34" style:family="text">
      <style:text-properties officeooo:rsid="00854d19"/>
    </style:style>
    <style:style style:name="T35" style:family="text">
      <style:text-properties officeooo:rsid="0086b7e9"/>
    </style:style>
    <style:style style:name="T36" style:family="text">
      <style:text-properties officeooo:rsid="008748e3"/>
    </style:style>
    <style:style style:name="T37" style:family="text">
      <style:text-properties officeooo:rsid="0087c4f5"/>
    </style:style>
    <style:style style:name="T38" style:family="text">
      <style:text-properties officeooo:rsid="00884dbb"/>
    </style:style>
    <style:style style:name="T39" style:family="text">
      <style:text-properties officeooo:rsid="00888fb8"/>
    </style:style>
    <style:style style:name="T40" style:family="text">
      <style:text-properties officeooo:rsid="008d11af"/>
    </style:style>
    <style:style style:name="T41" style:family="text">
      <style:text-properties officeooo:rsid="008f0c52"/>
    </style:style>
    <style:style style:name="T42" style:family="text">
      <style:text-properties officeooo:rsid="0090f0b5"/>
    </style:style>
    <style:style style:name="T43" style:family="text">
      <style:text-properties officeooo:rsid="00922b8c"/>
    </style:style>
    <style:style style:name="T44" style:family="text">
      <style:text-properties officeooo:rsid="0093ca93"/>
    </style:style>
    <style:style style:name="T45" style:family="text">
      <style:text-properties officeooo:rsid="00949376"/>
    </style:style>
    <style:style style:name="T46" style:family="text">
      <style:text-properties officeooo:rsid="0094deec"/>
    </style:style>
    <style:style style:name="T47" style:family="text">
      <style:text-properties officeooo:rsid="00954b3e"/>
    </style:style>
    <style:style style:name="T48" style:family="text">
      <style:text-properties officeooo:rsid="0095e471"/>
    </style:style>
    <style:style style:name="T49" style:family="text">
      <style:text-properties officeooo:rsid="0097b535"/>
    </style:style>
    <style:style style:name="T50" style:family="text">
      <style:text-properties officeooo:rsid="0097fde4"/>
    </style:style>
    <style:style style:name="T51" style:family="text">
      <style:text-properties officeooo:rsid="009a615d"/>
    </style:style>
    <style:style style:name="T52" style:family="text">
      <style:text-properties officeooo:rsid="009c2f0e"/>
    </style:style>
    <style:style style:name="T53" style:family="text">
      <style:text-properties officeooo:rsid="009c4c52"/>
    </style:style>
    <style:style style:name="T54" style:family="text">
      <style:text-properties officeooo:rsid="009dda5b"/>
    </style:style>
    <style:style style:name="T55" style:family="text">
      <style:text-properties officeooo:rsid="009fad3e"/>
    </style:style>
    <style:style style:name="T56" style:family="text">
      <style:text-properties officeooo:rsid="00a111a9"/>
    </style:style>
    <style:style style:name="T57" style:family="text">
      <style:text-properties officeooo:rsid="00a28ec5"/>
    </style:style>
    <style:style style:name="T58" style:family="text">
      <style:text-properties officeooo:rsid="00a370dc"/>
    </style:style>
    <style:style style:name="T59" style:family="text">
      <style:text-properties officeooo:rsid="00a5bdaa"/>
    </style:style>
    <style:style style:name="T60" style:family="text">
      <style:text-properties officeooo:rsid="00a79c68"/>
    </style:style>
    <style:style style:name="T61" style:family="text">
      <style:text-properties officeooo:rsid="00a98722"/>
    </style:style>
    <style:style style:name="T62" style:family="text">
      <style:text-properties officeooo:rsid="00a9f0e8"/>
    </style:style>
    <style:style style:name="T63" style:family="text">
      <style:text-properties officeooo:rsid="00abcb78"/>
    </style:style>
    <style:style style:name="T64" style:family="text">
      <style:text-properties officeooo:rsid="00acda2d"/>
    </style:style>
    <style:style style:name="T65" style:family="text">
      <style:text-properties officeooo:rsid="005f5cd3"/>
    </style:style>
    <style:style style:name="T66" style:family="text">
      <style:text-properties officeooo:rsid="00aed525"/>
    </style:style>
    <style:style style:name="T67" style:family="text">
      <style:text-properties officeooo:rsid="00af16b1"/>
    </style:style>
    <style:style style:name="T68" style:family="text">
      <style:text-properties officeooo:rsid="00b438ef"/>
    </style:style>
    <style:style style:name="T69" style:family="text">
      <style:text-properties officeooo:rsid="00b4ca99"/>
    </style:style>
    <style:style style:name="T70" style:family="text">
      <style:text-properties officeooo:rsid="00b6a10c"/>
    </style:style>
    <style:style style:name="T71" style:family="text">
      <style:text-properties officeooo:rsid="00b7cbdd"/>
    </style:style>
    <style:style style:name="T72" style:family="text">
      <style:text-properties officeooo:rsid="00b7d332"/>
    </style:style>
    <style:style style:name="T73" style:family="text">
      <style:text-properties officeooo:rsid="00c2b48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3">Curso Básico de </text:span>Python</text:p>
      <text:p text:style-name="Standard"/>
      <text:p text:style-name="Title"><text:span text:style-name="T16">9</text:span><text:span text:style-name="T1">. </text:span><text:span text:style-name="T16">Clases y objetos</text:span></text:p>
      <text:p text:style-name="Standard"/>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text:p>
          </text:index-title>
          <text:p text:style-name="P42"><text:a xlink:type="simple" xlink:href="#__RefHeading___Toc1157_1556393794" text:style-name="Index_20_Link" text:visited-style-name="Index_20_Link">1 Espacios de nombres<text:tab/>1</text:a></text:p>
          <text:p text:style-name="P42"><text:a xlink:type="simple" xlink:href="#__RefHeading___Toc11369_3545566123" text:style-name="Index_20_Link" text:visited-style-name="Index_20_Link">2 Clases y objetos<text:tab/>2</text:a></text:p>
          <text:p text:style-name="P42"><text:a xlink:type="simple" xlink:href="#__RefHeading___Toc634_2817334139" text:style-name="Index_20_Link" text:visited-style-name="Index_20_Link">3 Variables de clase y de instancia<text:tab/>4</text:a></text:p>
          <text:p text:style-name="P42"><text:a xlink:type="simple" xlink:href="#__RefHeading___Toc11371_3545566123" text:style-name="Index_20_Link" text:visited-style-name="Index_20_Link">4 Herencia<text:tab/>4</text:a></text:p>
          <text:p text:style-name="P42"><text:a xlink:type="simple" xlink:href="#__RefHeading___Toc1478_1657811198" text:style-name="Index_20_Link" text:visited-style-name="Index_20_Link">5 Herencia múltiple<text:tab/>6</text:a></text:p>
          <text:p text:style-name="P42"><text:a xlink:type="simple" xlink:href="#__RefHeading___Toc1088_635396442" text:style-name="Index_20_Link" text:visited-style-name="Index_20_Link">6 Ejercicios<text:tab/>7</text:a></text:p>
        </text:index-body>
      </text:table-of-content>
      <text:p text:style-name="Standard"/>
      <text:p text:style-name="P4"><text:span text:style-name="T17">La </text:span><text:span text:style-name="T3">Programación Orientada a Objetos</text:span><text:span text:style-name="T18"> </text:span><text:span text:style-name="T20">define estructuras llamadas </text:span><text:span text:style-name="T5">objetos</text:span><text:span text:style-name="T20"> que contienen a la vez datos y funciones. Los objetos se construyen en base a un modelo llamado </text:span><text:span text:style-name="T5">clase</text:span><text:span text:style-name="T20">, donde se define el tipo de información y las funciones asociadas a esos objetos. </text:span><text:span text:style-name="T17">En este capítulo examinamos la forma en que Python soporta la Programación Orientada a Objetos.</text:span></text:p>
      <text:p text:style-name="Standard"/>
      <text:p text:style-name="P3">Lecturas recomendadas:</text:p>
      <text:list xml:id="list387158303" text:style-name="L1">
        <text:list-item>
          <text:p text:style-name="P47"><text:a xlink:type="simple" xlink:href="https://docs.python.org/es/3/tutorial/classes.html" text:style-name="Internet_20_link" text:visited-style-name="Visited_20_Internet_20_Link"><text:span text:style-name="T22">Clases</text:span></text:a> en el <text:s/><text:a xlink:type="simple" xlink:href="https://docs.python.org/es/3/tutorial/" text:style-name="Internet_20_link" text:visited-style-name="Visited_20_Internet_20_Link">Tutorial de Python</text:a>.</text:p>
        </text:list-item>
      </text:list>
      <text:p text:style-name="P60"/>
      <text:h text:style-name="P43" text:outline-level="3"><text:bookmark-start text:name="__RefHeading___Toc1157_1556393794"/>Espacios de nombres<text:bookmark-end text:name="__RefHeading___Toc1157_1556393794"/></text:h>
      <text:p text:style-name="P20">En Python, un<text:span text:style-name="T58">a variable o una función</text:span> puede<text:span text:style-name="T58">n</text:span> tener varios nombres, o <text:span text:style-name="T2">alias</text:span>. Así, varios nombres<text:span text:style-name="T58"> distintos </text:span>pueden apuntar a un mismo objeto, como si fuera un puntero. <text:span text:style-name="T58">También es posible colocar uno de estos nombres como argumento al invocar una función, lo que permite modificar el objeto dentro de la función recibiendo solo un puntero, el nombre de la variable.</text:span></text:p>
      <text:p text:style-name="P20"/>
      <text:p text:style-name="P22"><text:span text:style-name="T50">Un </text:span><text:span text:style-name="T9">espacio de nombres</text:span><text:span text:style-name="T50"> es un mapeo entre nombres y objetos. </text:span><text:span text:style-name="T53">En un espacio de nombres, los</text:span><text:span text:style-name="T50"> nombres son exclusivos de ese espacio</text:span><text:span text:style-name="T69">; Esto</text:span><text:span text:style-name="T53"> </text:span><text:span text:style-name="T50">permite </text:span><text:span text:style-name="T53">usar los mismos nombres en espacios distintos</text:span><text:span text:style-name="T50">. </text:span><text:span text:style-name="T55">Se denomina </text:span><text:span text:style-name="T11">alcance</text:span><text:span text:style-name="T55"> (</text:span><text:span text:style-name="T11">scope</text:span><text:span text:style-name="T55">) a la región de un programa donde un espacio de nombres es directamente accesible. El alcance de una variable es la región del programa donde esa variable</text:span><text:span text:style-name="T69"> </text:span><text:span text:style-name="T55">se puede consultar y modficar.</text:span></text:p>
      <text:p text:style-name="P22"/>
      <text:p text:style-name="P21"><text:span text:style-name="T56">E</text:span>spacios de nombres<text:span text:style-name="T56"> y alcances</text:span>:</text:p>
      <text:list xml:id="list1089069789" text:style-name="L3">
        <text:list-item>
          <text:p text:style-name="P48"><text:span text:style-name="T56">el </text:span><text:span text:style-name="T54">módulo </text:span><text:span text:style-name="Source_20_Text"><text:span text:style-name="T54">__main__</text:span></text:span><text:span text:style-name="T54"> </text:span><text:span text:style-name="T56">es un espacio de nombres; </text:span><text:span text:style-name="T54">aparece al invocar el intérprete de comandos o </text:span><text:span text:style-name="T56">al </text:span><text:span text:style-name="T54">ejecutar un script; permanece hasta que termin</text:span><text:span text:style-name="T56">a </text:span><text:span text:style-name="T54">la ejecución.</text:span></text:p>
        </text:list-item>
        <text:list-item>
          <text:p text:style-name="P48"><text:span text:style-name="T56">los </text:span><text:span text:style-name="T54">nombres definidos en un módulo son variables globales, disponibles en todo el módulo.</text:span></text:p>
        </text:list-item>
        <text:list-item>
          <text:p text:style-name="P48"><text:span text:style-name="T54">las variables y funciones propias de Python (</text:span><text:span text:style-name="T10">builtin functions</text:span><text:span text:style-name="T54">) forman un espacio de nombres siempre presente.</text:span></text:p>
        </text:list-item>
        <text:list-item>
          <text:p text:style-name="P49">una función <text:span text:style-name="T56">genera</text:span> su propio espacio de nombres<text:span text:style-name="T56">, que</text:span> desaparece al finalizar <text:span text:style-name="T69">su</text:span> ejecución o si se levanta una excepción.</text:p>
        </text:list-item>
        <text:list-item>
          <text:p text:style-name="P50">una variable definida dentro de una función es local a esa función, está en el espacio de nombres de esa función.</text:p>
        </text:list-item>
        <text:list-item>
          <text:p text:style-name="P50">una variable declarada en el módulo <text:span text:style-name="T69">se </text:span>puede ver dentro de una función definida en ese módulo, pero no<text:span text:style-name="T69"> se</text:span> puede modificar. Para poder modificar una variable del módulo dentro de una función debe declararse <text:span text:style-name="Source_20_Text">global</text:span> dentro de esa función.</text:p>
        </text:list-item>
        <text:list-item>
          <text:p text:style-name="P49"><text:soft-page-break/>la invocación recursiva de funciones genera un espacio de nombre distinto en cada invocación.</text:p>
        </text:list-item>
      </text:list>
      <text:p text:style-name="P22"/>
      <text:p text:style-name="P22"><text:span text:style-name="T51">Una variable </text:span><text:span text:style-name="Source_20_Text"><text:span text:style-name="T52">m2_v</text:span></text:span><text:span text:style-name="Source_20_Text"><text:span text:style-name="T51">ar</text:span></text:span><text:span text:style-name="Source_20_Text"><text:span text:style-name="T52">1</text:span></text:span><text:span text:style-name="Source_20_Text"><text:span text:style-name="T51">_</text:span></text:span><text:span text:style-name="Source_20_Text"><text:span text:style-name="T52">m</text:span></text:span><text:span text:style-name="T51"> en el módulo </text:span><text:span text:style-name="Source_20_Text"><text:span text:style-name="T52">alcance_2</text:span></text:span><text:span text:style-name="T52"> e</text:span><text:span text:style-name="T51">s distinta de una variable </text:span><text:span text:style-name="Source_20_Text"><text:span text:style-name="T52">m2_v</text:span></text:span><text:span text:style-name="Source_20_Text"><text:span text:style-name="T51">ar</text:span></text:span><text:span text:style-name="Source_20_Text"><text:span text:style-name="T52">1</text:span></text:span><text:span text:style-name="Source_20_Text"><text:span text:style-name="T51">_</text:span></text:span><text:span text:style-name="Source_20_Text"><text:span text:style-name="T52">m</text:span></text:span><text:span text:style-name="T51"> en </text:span><text:span text:style-name="T53">otro </text:span><text:span text:style-name="T51">módulo</text:span><text:span text:style-name="T52">.</text:span><text:span text:style-name="T51"> Si desde el módulo </text:span><text:span text:style-name="Source_20_Text"><text:span text:style-name="T52">alcance_2</text:span></text:span><text:span text:style-name="T51"> se importa la variable </text:span><text:span text:style-name="Source_20_Text"><text:span text:style-name="T52">m2_v</text:span></text:span><text:span text:style-name="Source_20_Text"><text:span text:style-name="T51">ar</text:span></text:span><text:span text:style-name="Source_20_Text"><text:span text:style-name="T52">1</text:span></text:span><text:span text:style-name="Source_20_Text"><text:span text:style-name="T51">_</text:span></text:span><text:span text:style-name="Source_20_Text"><text:span text:style-name="T52">m</text:span></text:span><text:span text:style-name="T51">, deberá hacerse </text:span><text:span text:style-name="T53">con</text:span><text:span text:style-name="T51"> un alias</text:span><text:span text:style-name="T70"> </text:span><text:span text:style-name="T53">o calificando la variable.</text:span></text:p>
      <text:p text:style-name="P20">Importación con alias:</text:p>
      <text:p text:style-name="P41">&gt;&gt;&gt; m2_var1_m ="m2_var1_m en este módulo"</text:p>
      <text:p text:style-name="P41">&gt;&gt;&gt; <text:span text:style-name="T52">f</text:span>rom alcance_2 import m2_var1_m as var_alias</text:p>
      <text:p text:style-name="P39">&gt;&gt;&gt; print(m2_var1_m, var_alias, sep=" ; ")</text:p>
      <text:p text:style-name="P39">m2_var1_m en este módulo ; m2_var_1_m</text:p>
      <text:p text:style-name="P22"><text:span text:style-name="T53">Importación calificando </text:span><text:span text:style-name="T51">la variable</text:span><text:span text:style-name="T53">:</text:span></text:p>
      <text:p text:style-name="P41">&gt;&gt;&gt; import <text:span text:style-name="T52">alcance_2</text:span></text:p>
      <text:p text:style-name="P41">&gt;&gt;&gt; print(m2_var1_m, alcance_2.m2_var1_m, sep=" ; ")</text:p>
      <text:p text:style-name="P41">m2_var1_m en este módulo ; m2_var_1_m</text:p>
      <text:p text:style-name="P21"/>
      <text:p text:style-name="P23"><text:span text:style-name="T57">Variables definidas dentro y fuera de u</text:span>na función<text:span text:style-name="T57">:</text:span></text:p>
      <text:p text:style-name="P41">&gt;&gt;&gt; var_mod ="VarMod"<text:span text:style-name="T48"> <text:s text:c="3"/># define una variable de módulo</text:span></text:p>
      <text:p text:style-name="P41">&gt;&gt;&gt; def fn():</text:p>
      <text:p text:style-name="P41"><text:span text:style-name="T48"><text:s text:c="4"/></text:span>var_<text:span text:style-name="T47">mod</text:span> += "en fn"<text:span text:style-name="T48"> <text:s text:c="2"/># intenta modificar variable de módulo</text:span></text:p>
      <text:p text:style-name="P41"/>
      <text:p text:style-name="P41">&gt;&gt;&gt; fn()<text:span text:style-name="T48"> <text:s text:c="16"/># la variable de módulo es inaccessible</text:span></text:p>
      <text:p text:style-name="P40">...</text:p>
      <text:p text:style-name="P41">UnboundLocalError: local variable 'var_<text:span text:style-name="T47">mod</text:span>' referenced before assignment</text:p>
      <text:p text:style-name="P41">&gt;&gt;&gt; def fng():</text:p>
      <text:p text:style-name="P41"><text:tab/>global var_mod<text:span text:style-name="T48"> <text:s text:c="7"/># declara la variable del módulo</text:span></text:p>
      <text:p text:style-name="P41"><text:tab/>var_mod += " modificad<text:span text:style-name="T47">a</text:span> en fng"</text:p>
      <text:p text:style-name="P41"><text:tab/></text:p>
      <text:p text:style-name="P41">&gt;&gt;&gt; fng()</text:p>
      <text:p text:style-name="P41">&gt;&gt;&gt; var_mod<text:span text:style-name="T48"> <text:s text:c="13"/># la función midificó la variable de módulo</text:span></text:p>
      <text:p text:style-name="P41">'VarMod modificad<text:span text:style-name="T47">a</text:span> en fng'</text:p>
      <text:p text:style-name="P41"/>
      <text:p text:style-name="P24"/>
      <text:h text:style-name="P44" text:outline-level="3"><text:bookmark-start text:name="__RefHeading___Toc11369_3545566123"/>Clases y objetos<text:bookmark-end text:name="__RefHeading___Toc11369_3545566123"/></text:h>
      <text:p text:style-name="P5"><text:span text:style-name="T17">La </text:span><text:span text:style-name="T3">Programación Orientada a Objetos</text:span><text:span text:style-name="T18"> o</text:span><text:span text:style-name="T19"> </text:span><text:span text:style-name="T3">POO</text:span><text:span text:style-name="T23"> (</text:span><text:span text:style-name="T3">Object Oriented Programming</text:span><text:span text:style-name="T4">,</text:span><text:span text:style-name="T3"> OOP</text:span><text:span text:style-name="T17">) es una forma de construir programas basada en objetos. Un </text:span><text:span text:style-name="T3">objeto</text:span><text:span text:style-name="T17"> es una estructura</text:span><text:span text:style-name="T23"> </text:span><text:span text:style-name="T17">capaz de contener información, en forma de variables, y comportamiento, en forma de funciones. Los objetos se construyen en base a un modelo llamado </text:span><text:span text:style-name="T3">clase</text:span><text:span text:style-name="T17">, equivalente a un tipo de dato. Un objeto es siempre una </text:span><text:span text:style-name="T3">instancia</text:span><text:span text:style-name="T17"> de una clase, una realización particular de esa clase o tipo de dato. </text:span></text:p>
      <text:p text:style-name="P5"/>
      <text:p text:style-name="P5"><text:span text:style-name="T24">Este ejemplo define una clase </text:span><text:span text:style-name="Source_20_Text"><text:span text:style-name="T24">Rectangulo</text:span></text:span><text:span text:style-name="T24">, y construye dos objetos, </text:span><text:span text:style-name="Source_20_Text"><text:span text:style-name="T24">r1</text:span></text:span><text:span text:style-name="T24"> y </text:span><text:span text:style-name="Source_20_Text"><text:span text:style-name="T24">r2</text:span></text:span><text:span text:style-name="T24">, de tipo </text:span><text:span text:style-name="Source_20_Text"><text:span text:style-name="T24">Rectangulo</text:span></text:span><text:span text:style-name="T24">.</text:span></text:p>
      <text:p text:style-name="Código">class Rectangulo:</text:p>
      <text:p text:style-name="Código"><text:s text:c="4"/>'''Clase para para definir objetos de tipo Rectangulo.</text:p>
      <text:p text:style-name="Código"><text:s text:c="4"/>'''</text:p>
      <text:p text:style-name="Código"><text:s text:c="4"/>def __init__(self, nom, a, b):</text:p>
      <text:p text:style-name="Código"><text:s text:c="8"/>'''Constructor, crea un objeto Rectangulo.</text:p>
      <text:p text:style-name="Código"><text:s text:c="8"/>'''</text:p>
      <text:p text:style-name="Código"><text:s text:c="8"/>self.nombre = nom <text:s text:c="3"/># nombre, para identificar cada rectángulo</text:p>
      <text:p text:style-name="Código"><text:s text:c="8"/>self.lado_a = a <text:s text:c="5"/># longitud de un lado</text:p>
      <text:p text:style-name="Código"><text:s text:c="8"/>self.lado_b = b <text:s text:c="5"/># longitud del otro lado</text:p>
      <text:p text:style-name="Código"><text:s text:c="4"/>def area(self):</text:p>
      <text:p text:style-name="Código"><text:s text:c="8"/>'''Calcula el área del rectángulo.</text:p>
      <text:p text:style-name="Código"><text:s text:c="8"/>'''</text:p>
      <text:p text:style-name="Código"><text:s text:c="8"/>return self.lado_a * self.lado_b</text:p>
      <text:p text:style-name="Código"><text:s text:c="4"/>def __str__(self):</text:p>
      <text:p text:style-name="Código"><text:soft-page-break/><text:s text:c="8"/>'''Devuelve una cadena para imprimir con "print".</text:p>
      <text:p text:style-name="Código"><text:s text:c="8"/>'''</text:p>
      <text:p text:style-name="Código"><text:s text:c="8"/>mens = "Rectangulo " + self.nombre</text:p>
      <text:p text:style-name="Código"><text:s text:c="8"/>mens += ", lado a: " + str(self.lado_a)</text:p>
      <text:p text:style-name="Código"><text:s text:c="8"/>mens += ", lado b: " + str(self.lado_b)</text:p>
      <text:p text:style-name="Código"><text:s text:c="8"/>mens += ", área: " + str(self.area())</text:p>
      <text:p text:style-name="Código"><text:s text:c="8"/>return mens</text:p>
      <text:p text:style-name="Standard"/>
      <text:p text:style-name="P6"><text:span text:style-name="T49">Observamos</text:span> los siguientes elementos:</text:p>
      <text:list xml:id="list1358599975" text:style-name="L4">
        <text:list-item>
          <text:p text:style-name="P51"><text:span text:style-name="Source_20_Text">class</text:span> : indica el nombre de la clase<text:span text:style-name="T29">; los objetos se constuirán en base a este patrón.</text:span></text:p>
        </text:list-item>
        <text:list-item>
          <text:p text:style-name="P52"><text:span text:style-name="Source_20_Text">__init__</text:span><text:span text:style-name="Source_20_Text"><text:span text:style-name="T30">(self, nom, a, b)</text:span></text:span> : <text:span text:style-name="T28">método constructor</text:span>, devuelve un objeto de tipo <text:span text:style-name="Source_20_Text">Rectangulo</text:span>. <text:span text:style-name="T30">El primer parámetro </text:span><text:span text:style-name="Source_20_Text"><text:span text:style-name="T30">self</text:span></text:span><text:span text:style-name="T30"> es obligatorio, alude al propio objeto; recibe además </text:span>un nombre para identificar <text:span text:style-name="T30">el </text:span>objeto, y las longitudes de los lados.<text:span text:style-name="T30"> </text:span></text:p>
        </text:list-item>
        <text:list-item>
          <text:p text:style-name="P51"><text:span text:style-name="Source_20_Text">nombre</text:span>, <text:span text:style-name="Source_20_Text">lado_a</text:span>, <text:span text:style-name="Source_20_Text">lado_b</text:span> son <text:span text:style-name="T2">atritbutos de datos</text:span> o simplemente <text:span text:style-name="T2">atributos</text:span><text:span text:style-name="T25">, </text:span>variables asociadas al objeto donde se retiene información relevante para este tipo de objeto.</text:p>
        </text:list-item>
        <text:list-item>
          <text:p text:style-name="P51"><text:span text:style-name="Source_20_Text">self</text:span> hace referencia al propio objeto, <text:span text:style-name="Source_20_Text">self.lado_a</text:span> indica <text:span text:style-name="T25">"</text:span>variable de nombre <text:span text:style-name="Source_20_Text">lado_a</text:span> <text:span text:style-name="T25">de este</text:span> objeto<text:span text:style-name="T25">"; puede haber otra </text:span>variable <text:span text:style-name="T25">del mismo nombre no propia de este objeto.</text:span></text:p>
        </text:list-item>
        <text:list-item>
          <text:p text:style-name="P53"><text:span text:style-name="Source_20_Text">area(self)</text:span> es un <text:span text:style-name="T2">atributo de función</text:span><text:span text:style-name="T21"> o </text:span><text:span text:style-name="T6">método</text:span>, una función propia de este tipo de objetos. Todos los métodos deben contener como primer parámetro <text:span text:style-name="Source_20_Text">self</text:span>, para tener acceso a los atributos y funciones <text:span text:style-name="T71">del </text:span>propio<text:span text:style-name="T71"> objeto</text:span>.</text:p>
        </text:list-item>
        <text:list-item>
          <text:p text:style-name="P54"><text:span text:style-name="Source_20_Text">__str__</text:span> es un método especial (indicado por el nombre con infra guiones) que devuelve una cadena de caracteres para mostrar con el comando <text:span text:style-name="Source_20_Text">print</text:span>.</text:p>
        </text:list-item>
      </text:list>
      <text:p text:style-name="P7"/>
      <text:p text:style-name="P8"><text:span text:style-name="T26">Desde </text:span>el intérprete de comandos<text:span text:style-name="T26"> podemos importar este código </text:span><text:span text:style-name="T28">desde</text:span><text:span text:style-name="T26"> </text:span><text:span text:style-name="Source_20_Text"><text:span text:style-name="T26">rectangulo.py</text:span></text:span><text:span text:style-name="T26"> </text:span><text:span text:style-name="T28">y construir un par de rectángulos</text:span><text:span text:style-name="T72"> (para asegurar el acceso al módulo verificar o actualizar </text:span><text:span text:style-name="Source_20_Text"><text:span text:style-name="T72">sys.path</text:span></text:span><text:span text:style-name="T72">).</text:span></text:p>
      <text:p text:style-name="P30">&gt;&gt;&gt; from rectangulo import Rectangulo</text:p>
      <text:p text:style-name="P32"><text:span text:style-name="T27">&gt;&gt;&gt; </text:span>r1 = Rectangulo("R-uno", 2.4, 3.6)<text:span text:style-name="T27"> <text:s text:c="2"/># invoca __init__, objeto r1</text:span></text:p>
      <text:p text:style-name="P32"><text:span text:style-name="T27">&gt;&gt;&gt; </text:span>r2 = Rectangulo("R-dos", 6, 3) <text:s text:c="6"/># crea <text:span text:style-name="T27">objeto r2</text:span></text:p>
      <text:p text:style-name="P32"><text:span text:style-name="T27">&gt;&gt;&gt; </text:span>print(r1); print(r2) <text:s/># muestra ambos rectángulos</text:p>
      <text:p text:style-name="P32">Rectangulo R-uno, lado a: 2.4, lado b: 3.6, área: 8.64</text:p>
      <text:p text:style-name="P31">Rectangulo R-dos, lado a: 6, lado b: 3, área: 18</text:p>
      <text:p text:style-name="P9">Los objetos <text:span text:style-name="Source_20_Text">r1</text:span> y <text:span text:style-name="Source_20_Text">r2</text:span> son ambos de tipo <text:span text:style-name="Source_20_Text">Rectangulo</text:span>, pero objetos diferentes, como muestran los identificadores de cada uno<text:span text:style-name="T59"> (</text:span><text:span text:style-name="T72">los </text:span><text:span text:style-name="T59">números hexadecimales 0x...)</text:span>:</text:p>
      <text:p text:style-name="Código">&gt;&gt;&gt; type(r1); type(r2)</text:p>
      <text:p text:style-name="Código">&lt;class 'rectangulo.Rectangulo'&gt;</text:p>
      <text:p text:style-name="Código">&lt;class 'rectangulo.Rectangulo'&gt;</text:p>
      <text:p text:style-name="Código">&gt;&gt;&gt; r1</text:p>
      <text:p text:style-name="Código">&lt;rectangulo.Rectangulo object at 0x7fe5dbb95490&gt;</text:p>
      <text:p text:style-name="Código">&gt;&gt;&gt; r2</text:p>
      <text:p text:style-name="Código">&lt;rectangulo.Rectangulo object at 0x7fe5da9e81c0&gt;</text:p>
      <text:p text:style-name="P10">Es posible acceder y aún modificar los elementos de un objeto, usando la notación de punto <text:span text:style-name="Source_20_Text">&lt;objeto&gt;.&lt;atributo&gt;</text:span>, donde el atributo puede ser una variable o una función:</text:p>
      <text:p text:style-name="Código">&gt;&gt;&gt; r1.nombre, r1.lado_a, r1.lado_b, r1.area()</text:p>
      <text:p text:style-name="Código">('R-uno', 2.4, 3.6, 8.64)</text:p>
      <text:p text:style-name="Código">&gt;&gt;&gt; r1.nombre = "Mi nuevo Rectángulo"; r1.lado_a = 10; r1.lado_b = 5</text:p>
      <text:p text:style-name="Código">&gt;&gt;&gt; print(r1)</text:p>
      <text:p text:style-name="Código">Rectangulo Mi nuevo Rectángulo, lado a: 10, lado b: 5, área: 50</text:p>
      <text:p text:style-name="P25">Una clase, y por lo tanto cada objeto, definen su propio espacio de nombres. Los atributos de datos o de función (métodos) definidos en el cuerpo de una clase solo son accesibles dentro de esa clase, su alcance está limitado a la clase.</text:p>
      <text:p text:style-name="P25"/>
      <text:h text:style-name="P45" text:outline-level="3"><text:bookmark-start text:name="__RefHeading___Toc634_2817334139"/><text:soft-page-break/>Variables de clase y de instancia<text:bookmark-end text:name="__RefHeading___Toc634_2817334139"/></text:h>
      <text:p text:style-name="P12"><text:span text:style-name="T36">Un atributo de dato es una </text:span><text:span text:style-name="T7">variable de instancia</text:span><text:span text:style-name="T36">, está asociada a un objeto en particular, y otro objeto puede tener otro valor </text:span><text:span text:style-name="T37">guardado </text:span><text:span text:style-name="T36">en </text:span><text:span text:style-name="T72">una variable del</text:span><text:span text:style-name="T36"> misma </text:span><text:span text:style-name="T72">nombre</text:span><text:span text:style-name="T36">. Una variable de instancia va precedida por </text:span><text:span text:style-name="Source_20_Text"><text:span text:style-name="T36">self</text:span></text:span><text:span text:style-name="T36">. Un atributo o </text:span><text:span text:style-name="T7">variable de clase</text:span><text:span text:style-name="T36"> está asociada a la clase, y es compartid</text:span><text:span text:style-name="T72">a </text:span><text:span text:style-name="T36">por todos los objetos de esa clase; el cambio e</text:span><text:span text:style-name="T72">n</text:span><text:span text:style-name="T36"> una variable de clase </text:span><text:span text:style-name="T72">es visible para </text:span><text:span text:style-name="T36">todos los objetos de esa clase. Una variable de clase se define dentro de la clase sin anteponer la palabra </text:span><text:span text:style-name="Source_20_Text"><text:span text:style-name="T36">self</text:span></text:span><text:span text:style-name="T36">; para referenciarla, se antepone el nombre de la clase, </text:span><text:span text:style-name="Source_20_Text"><text:span text:style-name="T36">&lt;nombre_clase&gt;.&lt;variable_de_clase&gt;</text:span></text:span><text:span text:style-name="T36">.</text:span><text:span text:style-name="T37"> </text:span></text:p>
      <text:p text:style-name="P12"/>
      <text:p text:style-name="P12"><text:span text:style-name="T37">El siguiente código define una clase </text:span><text:span text:style-name="Source_20_Text"><text:span text:style-name="T37">Paloma</text:span></text:span><text:span text:style-name="T37"> con dos variables de clase, </text:span><text:span text:style-name="Source_20_Text"><text:span text:style-name="T37">especie</text:span></text:span><text:span text:style-name="T37"> y </text:span><text:span text:style-name="Source_20_Text"><text:span text:style-name="T37">ave_cnt</text:span></text:span><text:span text:style-name="T37">. Esta última variable es un contador de objetos, se incrementa</text:span><text:span text:style-name="T38"> en la función </text:span><text:span text:style-name="Source_20_Text"><text:span text:style-name="T38">__init__</text:span></text:span><text:span text:style-name="T38"> </text:span><text:span text:style-name="T37">al crear un objeto y se decrementa </text:span><text:span text:style-name="T38">en la función </text:span><text:span text:style-name="Source_20_Text"><text:span text:style-name="T38">__del__</text:span></text:span><text:span text:style-name="T38"> </text:span><text:span text:style-name="T37">al destruirse ese objeto.</text:span><text:span text:style-name="T38"> Un objeto se destruye cuando desaparece la última referencia hacia él, y en ese momento se ejecuta la función </text:span><text:span text:style-name="Source_20_Text"><text:span text:style-name="T38">__del__.</text:span></text:span><text:span text:style-name="T38"> Un objeto puede destruirse explícitamente con el comando </text:span><text:span text:style-name="Source_20_Text"><text:span text:style-name="T38">del</text:span></text:span><text:span text:style-name="T38">.</text:span></text:p>
      <text:p text:style-name="Código">class Paloma:</text:p>
      <text:p text:style-name="Código"><text:s text:c="4"/>especie = "Ave" <text:s/># variable de clase, común a todos los objetos Paloma</text:p>
      <text:p text:style-name="Código"><text:s text:c="4"/>ave_cnt = 0 <text:s text:c="5"/># variable de clase, contador de <text:span text:style-name="T38">objetos existentes</text:span></text:p>
      <text:p text:style-name="Código"><text:s text:c="4"/>def __init__(self, p_nombre):<text:span text:style-name="T32"> <text:s/># constructor, crea objeto Paloma</text:span></text:p>
      <text:p text:style-name="Código"><text:s text:c="8"/>self.nombre = p_nombre<text:span text:style-name="T32"> <text:s text:c="4"/># variable de instancia</text:span></text:p>
      <text:p text:style-name="Código"><text:s text:c="8"/>Paloma.ave_cnt += 1<text:span text:style-name="T32"> <text:s text:c="7"/># incrementa contador de palomas</text:span></text:p>
      <text:p text:style-name="Código"><text:s text:c="4"/>def __del__(self):<text:span text:style-name="T32"> <text:s text:c="12"/># destructor, borra objeto Paloma</text:span></text:p>
      <text:p text:style-name="Código"><text:s text:c="8"/>Paloma.ave_cnt -= 1<text:span text:style-name="T32"> <text:s text:c="7"/># decrementa contador de palomas</text:span></text:p>
      <text:p text:style-name="Código"><text:s text:c="4"/>def <text:span text:style-name="T32">mostrar</text:span>(self):<text:span text:style-name="T32"> <text:s text:c="5"/>#</text:span><text:span text:style-name="T38"> muestra</text:span><text:span text:style-name="T32"> especie, nombre y cantidad de objetos</text:span></text:p>
      <text:p text:style-name="Código"><text:s text:c="8"/><text:span text:style-name="T32">print(Paloma.especie, self.nombre, Paloma.ave_cnt)</text:span></text:p>
      <text:p text:style-name="P13">El siguiente código crea dos objetos y muestra el total de objetos creados.</text:p>
      <text:p text:style-name="P34">&gt;&gt;&gt; <text:span text:style-name="T39">from paloma import Paloma</text:span></text:p>
      <text:p text:style-name="P34"><text:span text:style-name="T39">&gt;&gt;&gt; </text:span>plm_1 = Paloma("Gertrudis")</text:p>
      <text:p text:style-name="Código">&gt;&gt;&gt; plm_2 = Paloma("Milena")</text:p>
      <text:p text:style-name="Código">&gt;&gt;&gt; plm_1.mostrar()<text:span text:style-name="T34"> <text:s text:c="14"/># total 2 objetos</text:span></text:p>
      <text:p text:style-name="Código">Ave Gertrudis <text:span text:style-name="T34">2</text:span></text:p>
      <text:p text:style-name="Código">&gt;&gt;&gt; plm_2.mostrar()</text:p>
      <text:p text:style-name="Código">Ave Milena <text:span text:style-name="T33">2</text:span></text:p>
      <text:p text:style-name="P13">Si se cambia una variable de clase, todos los objetos de esa clase ven el mismo valor:</text:p>
      <text:p text:style-name="Código">&gt;&gt;&gt; Paloma.especie = "Paloma de Monte"<text:span text:style-name="T34"> <text:s/># cambia variable de clase</text:span></text:p>
      <text:p text:style-name="Código">&gt;&gt;&gt; plm_1.mostrar()<text:span text:style-name="T34"> <text:s text:c="20"/># cambia en todos los objetos</text:span></text:p>
      <text:p text:style-name="Código">Paloma de Monte Gertrudis 2</text:p>
      <text:p text:style-name="P33">&gt;&gt;&gt; plm_2.mostrar()<text:span text:style-name="T34"> <text:s text:c="20"/># cambia en todos los objetos</text:span></text:p>
      <text:p text:style-name="Código">Paloma de Monte Milena 2</text:p>
      <text:p text:style-name="P14">Al borrar un objeto, se actualiza el contador de objetos existentes:</text:p>
      <text:p text:style-name="Código">&gt;&gt;&gt; del plm_1<text:span text:style-name="T35"> <text:s text:c="26"/># borra un objeto de 2</text:span></text:p>
      <text:p text:style-name="Código">&gt;&gt;&gt; plm_2.mostrar()<text:span text:style-name="T35"> <text:s text:c="20"/># ... queda 1</text:span></text:p>
      <text:p text:style-name="Código">Paloma de Monte Milena 1</text:p>
      <text:p text:style-name="Standard"/>
      <text:h text:style-name="P46" text:outline-level="3"><text:bookmark-start text:name="__RefHeading___Toc11371_3545566123"/>Herencia<text:bookmark-end text:name="__RefHeading___Toc11371_3545566123"/></text:h>
      <text:p text:style-name="P17"><text:span text:style-name="T43">En la Programación Orientada a Objetos, la </text:span><text:span text:style-name="T8">herencia</text:span><text:span text:style-name="T43"> es un mecanismo que permite definir una clase en base a otra preexistente, de la cual recibe todos sus atributos y métodos. Una clase Perro puede heredar de una clase Mamífero, porque un perro es un mamífero, tiene todas sus características. También un gato es un mamífero, por lo que una clase Gato también heredaría de Mamifero. Así, es posible reunir en Mamif</text:span><text:span text:style-name="T72">e</text:span><text:span text:style-name="T43">ro el comportamiento común de todos los mamíferos, y agregar en cada mamífero específico (perro, gato, humano) la información de estado (atributos) y comportamiento (métodos) propios de cada especie. </text:span><text:span text:style-name="T44">Diríamos entonces:</text:span></text:p>
      <text:list xml:id="list227508338" text:style-name="L5">
        <text:list-item>
          <text:p text:style-name="P55"><text:soft-page-break/>Mamifero es una clase superior, o <text:span text:style-name="T2">superclase</text:span>, de la cual heredan Perro y Gato.</text:p>
        </text:list-item>
        <text:list-item>
          <text:p text:style-name="P55">Perro y Gato son clases descendientes o <text:span text:style-name="T2">subclases</text:span> de Mamífero.</text:p>
        </text:list-item>
        <text:list-item>
          <text:p text:style-name="P55">Perro y Gato tienen todos los atributos y métodos de Mamífero, además de los suyos propios que puedan definirse. </text:p>
        </text:list-item>
        <text:list-item>
          <text:p text:style-name="P55">La herencia es una relación "es-un-tipo-de": un Perro es un tipo de Mamífero.</text:p>
          <text:p text:style-name="P55"/>
        </text:list-item>
      </text:list>
      <text:p text:style-name="P18">La herencia permite construir una jerarquía de clases: SanBernardo, <text:span text:style-name="T45">Chihuahua y GranDanes serían subclases de Perro; SanBernardo tendría, además de los suyos propios, todos los atributos de Perro, y también todos los de Mamifero, heredados a través de Perro.</text:span></text:p>
      <text:p text:style-name="P11">En <text:span text:style-name="T41">el </text:span><text:span text:style-name="T45">siguiente código s</text:span><text:span text:style-name="T41">e define una clase </text:span><text:span text:style-name="Source_20_Text"><text:span text:style-name="T41">Figura</text:span></text:span><text:span text:style-name="T41">, y dos subclases</text:span><text:span text:style-name="T45">,</text:span><text:span text:style-name="T41"> </text:span><text:span text:style-name="Source_20_Text"><text:span text:style-name="T41">Triangulo</text:span></text:span><text:span text:style-name="T41"> y </text:span><text:span text:style-name="Source_20_Text"><text:span text:style-name="T41">Rectangulo</text:span></text:span><text:span text:style-name="T41">. Cada figura tiene un identificador, y se cuenta la cantidad de figuras creadas, sean triángulos o rectángulos. </text:span></text:p>
      <text:p text:style-name="Código">class Figura(): <text:s text:c="20"/># clase superior</text:p>
      <text:p text:style-name="Código"><text:s text:c="4"/>nom_fig = "Figura" <text:s text:c="13"/># variable de clase Figura</text:p>
      <text:p text:style-name="Código"><text:s text:c="4"/>fig_cnt = 0 <text:s text:c="20"/># variable de clase, cuenta instancias</text:p>
      <text:p text:style-name="Código"><text:s text:c="4"/>def __init__(self, id_fig): <text:s text:c="4"/># constructor de Figura</text:p>
      <text:p text:style-name="Código"><text:s text:c="8"/>self.id_fig = id_fig <text:s text:c="7"/># identificador, atributo de instancia</text:p>
      <text:p text:style-name="Código"><text:s text:c="8"/>Figura.fig_cnt += 1 <text:s text:c="8"/># incrementa variable de clase</text:p>
      <text:p text:style-name="Código"><text:s text:c="8"/>print(" <text:s text:c="2"/>[ejecuta constructor en Figura]")</text:p>
      <text:p text:style-name="Código"><text:s text:c="4"/>def __del__(self): <text:s text:c="13"/># destructor de Figura</text:p>
      <text:p text:style-name="Código"><text:s text:c="8"/>Figura.fig_cnt -= 1 <text:s text:c="8"/># decrementa variable de clase</text:p>
      <text:p text:style-name="Código"><text:s text:c="8"/>print(" <text:s text:c="2"/>[ejecuta destructor en Figura]")</text:p>
      <text:p text:style-name="Código"><text:s text:c="4"/>def area(): <text:s text:c="20"/># método a sobreescribir en subclase</text:p>
      <text:p text:style-name="Código"><text:s text:c="8"/>return 0</text:p>
      <text:p text:style-name="Código"><text:s text:c="4"/>def __str__(self): <text:s text:c="13"/># devuelve cadena para imprimir Figura</text:p>
      <text:p text:style-name="Código"><text:s text:c="8"/>return "Figura " + self.id_fig + ", cantidad: " + str(Figura.fig_cnt)</text:p>
      <text:p text:style-name="Código"><text:s text:c="4"/></text:p>
      <text:p text:style-name="Código">class Triangulo(Figura): <text:s text:c="13"/># subclase de Figura</text:p>
      <text:p text:style-name="Código"><text:s text:c="4"/>nom_fig = "Triángulo" <text:s text:c="12"/># variable de clase Triangulo</text:p>
      <text:p text:style-name="Código"><text:s text:c="4"/>def __init__(self, id_fig, b, h): # constructor de Triangulo</text:p>
      <text:p text:style-name="Código"><text:s text:c="8"/>super().__init__(id_fig) <text:s text:c="5"/># constructor de clase superior</text:p>
      <text:p text:style-name="Código"><text:s text:c="8"/>self.base = b</text:p>
      <text:p text:style-name="Código"><text:s text:c="8"/>self.altura = h</text:p>
      <text:p text:style-name="Código"><text:s text:c="8"/>print(" <text:s text:c="4"/>[ejecuta constructor en Triangulo]")</text:p>
      <text:p text:style-name="Código"><text:s text:c="4"/>def __del__(self): <text:s text:c="15"/># destructor de Triangulo</text:p>
      <text:p text:style-name="Código"><text:s text:c="8"/>super().__del__() <text:s text:c="12"/># destructor de clase superior Figura</text:p>
      <text:p text:style-name="Código"><text:s text:c="8"/>print(" <text:s text:c="4"/>[ejecuta destructor en Triangulo]")</text:p>
      <text:p text:style-name="Código"><text:s text:c="4"/>def area(self): <text:s text:c="18"/># sobreescribe método de Figura</text:p>
      <text:p text:style-name="Código"><text:s text:c="8"/>return self.base * self.altura / 2</text:p>
      <text:p text:style-name="Código"><text:s text:c="4"/>def __str__(self): <text:s text:c="15"/># cadena para imprimir Triangulo</text:p>
      <text:p text:style-name="Código"><text:s text:c="8"/>mens = super().__str__() <text:s text:c="5"/># invoca método de la clase superior</text:p>
      <text:p text:style-name="Código"><text:s text:c="8"/>mens += " - " + self.nom_fig + ", área = " + str(self.area())</text:p>
      <text:p text:style-name="Código"><text:s text:c="8"/>return mens <text:s text:c="18"/># devuelve cadena de caracteres</text:p>
      <text:p text:style-name="Código"><text:s text:c="4"/></text:p>
      <text:p text:style-name="Código">class Rectangulo(Figura): <text:s text:c="12"/># subclase de Figura</text:p>
      <text:p text:style-name="Código"><text:s text:c="4"/>nom_fig = "Rectángulo" <text:s text:c="11"/># variable de clase Rectangulo</text:p>
      <text:p text:style-name="Código"><text:s text:c="4"/>def __init__(self, id_fig, a, b): # constructor de Rectangulo</text:p>
      <text:p text:style-name="Código"><text:s text:c="8"/>super().__init__(id_fig) <text:s text:c="5"/># constructor de clase superior</text:p>
      <text:p text:style-name="Código"><text:s text:c="8"/>self.lado_a = a</text:p>
      <text:p text:style-name="Código"><text:s text:c="8"/>self.lado_b = b</text:p>
      <text:p text:style-name="Código"><text:s text:c="8"/>print(" <text:s text:c="4"/>[ejecuta constructor en Rectangulo]")</text:p>
      <text:p text:style-name="Código"><text:s text:c="4"/>def __del__(self): <text:s text:c="15"/># destructor de Rectangulo</text:p>
      <text:p text:style-name="Código"><text:s text:c="8"/>super().__del__() <text:s text:c="12"/># destructor de clase superior Figura</text:p>
      <text:p text:style-name="Código"><text:s text:c="8"/>print(" <text:s text:c="4"/>[ejecuta destructor en Rectangulo]")</text:p>
      <text:p text:style-name="Código"><text:s text:c="4"/>def area(self): <text:s text:c="18"/># sobreescribe método de Figura</text:p>
      <text:p text:style-name="Código"><text:s text:c="8"/>return self.lado_a * self.lado_b</text:p>
      <text:p text:style-name="Código"><text:s text:c="4"/>def __str__(self): <text:s text:c="15"/># cadena para imprimir Rectangulo</text:p>
      <text:p text:style-name="Código"><text:s text:c="8"/>mens = super().__str__() <text:s text:c="5"/># invoca método de la clase superior</text:p>
      <text:p text:style-name="Código"><text:s text:c="8"/>mens += " - " + self.nom_fig + ", área = " + str(self.area())</text:p>
      <text:p text:style-name="Código"><text:s text:c="8"/>return mens <text:s text:c="18"/># devuelve cadena de caracteres</text:p>
      <text:p text:style-name="P16"><text:soft-page-break/>Observamos los siguientes elementos:</text:p>
      <text:list xml:id="list629224487" text:style-name="L6">
        <text:list-item>
          <text:p text:style-name="P56"><text:span text:style-name="Source_20_Text">class Rectangulo(Figura) </text:span><text:span text:style-name="T42"><text:s/></text:span>: <text:span text:style-name="T42">la clase </text:span><text:span text:style-name="Source_20_Text">Rectangulo</text:span> hereda de <text:span text:style-name="Source_20_Text">Figura</text:span>; <text:span text:style-name="T42">se coloca entre paréntesis la </text:span>superclase<text:span text:style-name="T42"> de la cual</text:span> hereda esta clase.</text:p>
        </text:list-item>
        <text:list-item>
          <text:p text:style-name="P56"><text:span text:style-name="Source_20_Text">nom_fig</text:span> es una variable de clase propia de cada clase, se <text:span text:style-name="T42">sobreescribe</text:span> en las subclases.</text:p>
        </text:list-item>
        <text:list-item>
          <text:p text:style-name="P56"><text:span text:style-name="Source_20_Text">fig_cnt</text:span> es una variable de la clase <text:span text:style-name="Source_20_Text">Figura</text:span>, se actualiza en las subclases con la notación <text:span text:style-name="Source_20_Text">Figura.fig_cnt</text:span>.</text:p>
        </text:list-item>
        <text:list-item>
          <text:p text:style-name="P56">las subclases sobreescriben la función <text:span text:style-name="Source_20_Text">area()</text:span>, cada una según su geometría.</text:p>
        </text:list-item>
        <text:list-item>
          <text:p text:style-name="P56">las subclases pueden invocar métodos de la superclase usando la notación <text:span text:style-name="Source_20_Text">super()</text:span>. Por ejemplo <text:span text:style-name="Source_20_Text">super().__init__()</text:span> invoca el constructor de la superclase. Esta invocación va siempre <text:span text:style-name="T42">al principio </text:span>del método.</text:p>
        </text:list-item>
      </text:list>
      <text:p text:style-name="P11">En el intérprete de comandos:</text:p>
      <text:p text:style-name="P37">&gt;&gt;&gt; from figura import Figura, Triangulo, Rectangulo</text:p>
      <text:p text:style-name="P36"><text:span text:style-name="T40">&gt;&gt;&gt; </text:span>r1 = Rectangulo("RR-1", 1, 2)</text:p>
      <text:p text:style-name="P35"><text:span text:style-name="T40">&gt;&gt;&gt; </text:span>r2 = Rectangulo("RR-2", 5, 4)</text:p>
      <text:p text:style-name="P35"><text:span text:style-name="T40">&gt;&gt;&gt; </text:span>t1 = Triangulo("TR-1", 5, 4)</text:p>
      <text:p text:style-name="P35"><text:span text:style-name="T40">&gt;&gt;&gt; </text:span>for fig in [r1, r2, t1]:</text:p>
      <text:p text:style-name="Código"><text:span text:style-name="T40">... </text:span><text:s text:c="4"/>print(fig)</text:p>
      <text:p text:style-name="Código"/>
      <text:p text:style-name="Código">Figura RR-1, cantidad: 3 - Rectángulo, área = 2</text:p>
      <text:p text:style-name="Código">Figura RR-2, cantidad: 3 - Rectángulo, área = 20</text:p>
      <text:p text:style-name="Código">Figura TR-1, cantidad: 3 - Triángulo, área = 10.0</text:p>
      <text:p text:style-name="P15">Mostrar la cantidad de figuras, borrar una, verificar actualización de cantidad de figuras:</text:p>
      <text:p text:style-name="Código">&gt;&gt;&gt; Figura.fig_cnt</text:p>
      <text:p text:style-name="Código">3</text:p>
      <text:p text:style-name="Código">&gt;&gt;&gt; del r1</text:p>
      <text:p text:style-name="Código">&gt;&gt;&gt; Figura.fig_cnt</text:p>
      <text:p text:style-name="Código">2</text:p>
      <text:p text:style-name="P15">Verificar la clase a que corresponden los objetos (instancias de qué clase son):</text:p>
      <text:p text:style-name="Código">&gt;&gt;&gt; isinstance(r2, Rectangulo)<text:span text:style-name="T45"> <text:s text:c="8"/># objeto en r1 es un Rectangulo</text:span></text:p>
      <text:p text:style-name="Código">True</text:p>
      <text:p text:style-name="P38">&gt;&gt;&gt; isinstance(t1, Triangulo)<text:span text:style-name="T45"> <text:s text:c="9"/># objeto en t1 es un Triangulo</text:span></text:p>
      <text:p text:style-name="Código">True</text:p>
      <text:p text:style-name="Código">&gt;&gt;&gt; isinstance(t1, Figura)<text:span text:style-name="T45"> <text:s text:c="12"/># objeto en t1 es también una Figura</text:span></text:p>
      <text:p text:style-name="Código">True</text:p>
      <text:p text:style-name="Código">&gt;&gt;&gt; issubclass(Rectangulo, Figura)<text:span text:style-name="T45"> <text:s text:c="4"/># Rectangulo hereda de Figura</text:span></text:p>
      <text:p text:style-name="Código">True</text:p>
      <text:p text:style-name="Código"/>
      <text:p text:style-name="P19">La ejecución del módulo figura,</text:p>
      <text:p text:style-name="Código">$ python3 figura.py</text:p>
      <text:p text:style-name="P19">muestra mensajes de creación <text:span text:style-name="T46">y destrucción </text:span>de objetos (omitidos en la transcripción anterior)<text:span text:style-name="T46">.</text:span></text:p>
      <text:p text:style-name="P19"/>
      <text:h text:style-name="Heading_20_3" text:outline-level="3"><text:bookmark-start text:name="__RefHeading___Toc1478_1657811198"/>Herencia múltiple<text:bookmark-end text:name="__RefHeading___Toc1478_1657811198"/></text:h>
      <text:p text:style-name="Standard">Python soporta <text:span text:style-name="T2">herencia múltiple</text:span>: una clase puede heredar de varias<text:span text:style-name="T73"> clases</text:span> a la vez. La sintaxis es:</text:p>
      <text:p text:style-name="Código">class ClaseDerivada ( Superclase1, Superclase2, ...):</text:p>
      <text:p text:style-name="P26"><text:span text:style-name="T64">S</text:span>e heredan primero los<text:span text:style-name="T64"> atributos</text:span> de la primera superclase<text:span text:style-name="T64">, heredando</text:span><text:span text:style-name="T73"> luego</text:span><text:span text:style-name="T64"> </text:span>ordenadamente <text:span text:style-name="T64">de los </text:span>ancestros<text:span text:style-name="T64"> en forma ascendente; se sigue </text:span>igual con la segunda superclase ascendiendo toda su jerarquía, <text:span text:style-name="T64">y así </text:span>hasta tratar todas las superclases. <text:span text:style-name="T64">La herencia múltiple requiere un diseño cuidadoso de la jerarquía de clases, para evitar posibles ambigüedades. </text:span><text:span text:style-name="T66">Más información en el </text:span><text:a xlink:type="simple" xlink:href="https://docs.python.org/es/3/tutorial/" text:style-name="Internet_20_link" text:visited-style-name="Visited_20_Internet_20_Link"><text:span text:style-name="T66">Tutorial de Python</text:span></text:a><text:span text:style-name="T66">, </text:span><text:a xlink:type="simple" xlink:href="https://docs.python.org/es/3/tutorial/classes.html#multiple-inheritance" text:style-name="Internet_20_link" text:visited-style-name="Visited_20_Internet_20_Link"><text:span text:style-name="T66">Herencia Múltiple</text:span></text:a><text:span text:style-name="T66">.</text:span></text:p>
      <text:p text:style-name="Standard"/>
      <text:h text:style-name="Heading_20_3" text:outline-level="3"><text:bookmark-start text:name="__RefHeading___Toc1088_635396442"/><text:soft-page-break/>Ejercicios<text:bookmark-end text:name="__RefHeading___Toc1088_635396442"/></text:h>
      <text:list xml:id="list3402240657" text:style-name="L7">
        <text:list-item>
          <text:p text:style-name="P57"><text:span text:style-name="T12">E</text:span><text:span text:style-name="T31">n el intérprete de comandos, importar el módulo </text:span><text:span text:style-name="Source_20_Text"><text:span text:style-name="T31">rectangulo</text:span></text:span><text:span text:style-name="T31">. Crear algunos rectángulos y <text:s/>mostrarlos; modificar alguno de sus atributos, mostrarlos. </text:span></text:p>
          <text:p text:style-name="P57"/>
        </text:list-item>
        <text:list-item>
          <text:p text:style-name="P58"><text:span text:style-name="T67">Estudiar y ejecutar el módulo </text:span><text:span text:style-name="Source_20_Text"><text:span text:style-name="T67">paloma.py</text:span></text:span><text:span text:style-name="T67">, un ejemplo simple de variables de clase y de instancia.</text:span></text:p>
          <text:p text:style-name="P58"/>
        </text:list-item>
        <text:list-item>
          <text:p text:style-name="P57"><text:span text:style-name="T31">E</text:span><text:span text:style-name="T46">studiar y ejecutar el módulo </text:span><text:span text:style-name="Source_20_Text"><text:span text:style-name="T46">figura</text:span></text:span><text:span text:style-name="Source_20_Text"><text:span text:style-name="T31">.py</text:span></text:span><text:span text:style-name="T46">. Verificar la herencia, observando los mensajes de construcción y destrucción de objetos. En el análisis del código, prestar especial atención a:<text:line-break/> <text:s/>1) la invocación de métodos de la superclase, con </text:span><text:span text:style-name="Source_20_Text"><text:span text:style-name="T46">super()</text:span></text:span><text:span text:style-name="T46">.<text:line-break/> <text:s/>2) la sobreescritura de métodos en la subclase, e.g. </text:span><text:span text:style-name="Source_20_Text"><text:span text:style-name="T46">area()</text:span></text:span><text:span text:style-name="T46"> y </text:span><text:span text:style-name="Source_20_Text"><text:span text:style-name="T46">__str__()</text:span></text:span><text:span text:style-name="T46">.<text:line-break/> <text:s/>3) la presencia y el código de constructores y destructores. <text:line-break/> <text:s/>4) el uso de las variables de clase, </text:span><text:span text:style-name="Source_20_Text"><text:span text:style-name="T46">fig_cnt</text:span></text:span><text:span text:style-name="T46"> y </text:span><text:span text:style-name="Source_20_Text"><text:span text:style-name="T46">nom_fig</text:span></text:span><text:span text:style-name="T46">, así como su sobre escritura.</text:span></text:p>
          <text:p text:style-name="P59"/>
        </text:list-item>
        <text:list-item>
          <text:p text:style-name="P57"><text:span text:style-name="T65">E</text:span><text:span text:style-name="T49">studiar y ejecutar el módulo </text:span><text:span text:style-name="Source_20_Text"><text:span text:style-name="T49">alcance_1.py</text:span></text:span><text:span text:style-name="T49">, que usa el módulo </text:span><text:span text:style-name="Source_20_Text"><text:span text:style-name="T49">alcance_2.py</text:span></text:span><text:span text:style-name="T49">. La ejecución de </text:span><text:span text:style-name="Source_20_Text"><text:span text:style-name="T49">alcance_1.py</text:span></text:span><text:span text:style-name="T49"> muestra la accesibilidad de variables locales, de módulo y globales. Visualizar el código y la ejecución en dos ventanas distintas, para poder interpretar más fácilmente la ejecución. Si se usa IDLE, abrir el archivo </text:span><text:span text:style-name="Source_20_Text"><text:span text:style-name="T49">alcance_1.py</text:span></text:span><text:span text:style-name="T49"> y ejecutarlo con F5</text:span><text:span text:style-name="T60">, </text:span><text:span text:style-name="T49"><text:s/>o Run</text:span><text:span text:style-name="T60"> /</text:span><text:span text:style-name="T49"> Run module; el resultado de la ejecución se visualiza en otra ventana.</text:span></text:p>
          <text:p text:style-name="P57"/>
        </text:list-item>
        <text:list-item>
          <text:p text:style-name="P57"><text:span text:style-name="T68">Herencia múltiple. </text:span>Estudiar y ejecutar el módulo <text:span text:style-name="Source_20_Text">chofer.py</text:span>, un ejemplo muy simp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able:table table:name="Tabla2" table:style-name="Tabla2">
        <table:table-column table:style-name="Tabla2.A"/>
        <table:table-column table:style-name="Tabla2.B"/>
        <table:table-row table:style-name="TableLine94084405770496">
          <table:table-cell table:style-name="Tabla2.A1" office:value-type="string">
            <text:p text:style-name="P29"><draw:frame draw:style-name="fr1" draw:name="Imagen3" text:anchor-type="paragraph" svg:width="2.999cm" svg:height="1.048cm" draw:z-index="0"><draw:image xlink:href="Pictures/10000201000001930000008DB643D2C7360249B9.png" xlink:type="simple" xlink:show="embed" xlink:actuate="onLoad" loext:mime-type="image/png"/></draw:frame></text:p>
          </table:table-cell>
          <table:table-cell table:style-name="Tabla2.A1" office:value-type="string">
            <text:p text:style-name="P28"><text:span text:style-name="T14">Copyright: </text:span>Victor Gonzalez-Barbone.<text:line-break/>Esta obra s<text:span text:style-name="T15">e</text:span> <text:span text:style-name="T14">publicada </text:span>bajo una Licencia Creative Commons Atribución-CompartirIgual 4.0 Internacional.</text:p>
            <text:p text:style-name="P27">This work is licensed under the Creative Commons Attribution-ShareAlike 4.0 International License. To view a copy of this license, visit <text:a xlink:type="simple" xlink:href="http://creativecommons.org/licenses/by-sa/4.0/" office:name="Creative Commons By-SA License" text:style-name="Internet_20_link" text:visited-style-name="Visited_20_Internet_20_Link">http://creativecommons.org/licenses/by-sa/4.0/</text:a> or send a letter to Creative Commons, PO Box 1866, Mountain View, CA 94042, USA.</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1"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ódigo" style:family="paragraph" style:parent-style-name="Standard">
      <loext:graphic-properties draw:fill="solid" draw:fill-color="#dee6ef"/>
      <style:paragraph-properties fo:margin-left="0.741cm" fo:margin-right="0cm" fo:margin-top="0.199cm" fo:margin-bottom="0.199cm" loext:contextual-spacing="true" fo:text-indent="0cm" style:auto-text-indent="false" fo:background-color="#dee6ef"/>
      <style:text-properties style:font-name="Liberation Mono" fo:font-family="'Liberation Mono'" style:font-family-generic="modern" style:font-pitch="fixed" fo:font-size="10pt" officeooo:rsid="00361f0f"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1" fo:font-family="'Liberation Mono'" style:font-style-name="Normal" style:font-family-generic="modern" style:font-pitch="fixed" fo:font-size="12pt" style:font-name-asian="Noto Sans Mono CJK SC" style:font-family-asian="'Noto Sans Mono CJK SC'" style:font-style-name-asian="Normal" style:font-family-generic-asian="swiss" style:font-pitch-asian="variable" style:font-name-complex="Liberation Mono1" style:font-family-complex="'Liberation Mono'" style:font-style-name-complex="Normal"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font-size="10pt" fo:background-color="#dee6ef" style:font-name-asian="Noto Sans Mono CJK SC1"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1"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8:32:23.480934610</meta:creation-date>
    <dc:date>2022-05-24T19:38:18.520962292</dc:date>
    <meta:editing-duration>PT22H46M41S</meta:editing-duration>
    <meta:editing-cycles>111</meta:editing-cycles>
    <meta:generator>LibreOffice/6.4.7.2$Linux_X86_64 LibreOffice_project/40$Build-2</meta:generator>
    <dc:creator>Víctor González Barbone</dc:creator>
    <meta:document-statistic meta:table-count="1" meta:image-count="1" meta:object-count="0" meta:page-count="7" meta:paragraph-count="234" meta:word-count="2694" meta:character-count="17840" meta:non-whitespace-character-count="14292"/>
  </office:meta>
</office:document-meta>
</file>